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4.67cm" fo:min-width="2.92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4.67cm" fo:min-width="2.22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6" style:family="graphic" style:parent-style-name="objectwithoutfill">
      <style:graphic-properties draw:marker-start="" draw:marker-end="Arrow" draw:marker-end-width="0.3cm" draw:fill="solid" draw:textarea-vertical-align="middle"/>
    </style:style>
    <style:style style:name="gr7" style:family="graphic" style:parent-style-name="objectwithoutfill">
      <style:graphic-properties draw:marker-start="Arrow" draw:marker-end="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2.57cm" fo:min-width="2.2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2.67cm" fo:min-width="2.22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87cm" fo:min-width="2.2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03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999999" draw:opacity="10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fo:background-color="#eeeeee"/>
    </style:style>
    <style:style style:name="P5" style:family="paragraph">
      <loext:graphic-properties draw:fill="solid"/>
      <style:paragraph-properties fo:text-align="center" style:writing-mode="lr-tb"/>
      <style:text-properties fo:background-color="#999999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background-color="#eeeeee"/>
    </style:style>
    <style:style style:name="T3" style:family="text">
      <style:text-properties fo:background-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5cm" svg:height="5cm" svg:x="31cm" svg:y="10cm">
          <text:p text:style-name="P1"><text:span text:style-name="T1">LCD_CFAH_ITF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34.5cm" svg:y1="12.5cm" svg:x2="40.178cm" svg:y2="12.474cm" draw:start-shape="id1" draw:start-glue-point="1" svg:d="M34500 12500l5678-26" svg:viewBox="0 0 5679 27">
          <text:p text:style-name="P3"><text:span text:style-name="T2">LCD I/F</text:span></text:p>
        </draw:connector>
        <draw:custom-shape draw:style-name="gr3" draw:text-style-name="P2" draw:layer="layout" svg:width="2.8cm" svg:height="5cm" svg:x="25.2cm" svg:y="10cm">
          <text:p text:style-name="P1"><text:span text:style-name="T1">CMD</text:span><text:span text:style-name="T1"><text:line-break/></text:span><text:span text:style-name="T1">GENERATO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2cm" svg:y1="11.1cm" svg:x2="25.2cm" svg:y2="11.1cm">
          <text:p text:style-name="P3"><text:span text:style-name="T3">CMD</text:span></text:p>
        </draw:line>
        <draw:line draw:style-name="gr5" draw:text-style-name="P6" draw:layer="layout" svg:x1="28cm" svg:y1="14cm" svg:x2="31.2cm" svg:y2="14cm">
          <text:p/>
        </draw:line>
        <draw:line draw:style-name="gr6" draw:text-style-name="P6" draw:layer="layout" svg:x1="28cm" svg:y1="11.1cm" svg:x2="31.2cm" svg:y2="11.1cm">
          <text:p/>
        </draw:line>
        <draw:line draw:style-name="gr7" draw:text-style-name="P5" draw:layer="layout" svg:x1="22.1cm" svg:y1="11.9cm" svg:x2="25.3cm" svg:y2="11.9cm">
          <text:p text:style-name="P3"><text:span text:style-name="T3">done</text:span></text:p>
        </draw:line>
        <draw:custom-shape draw:style-name="gr8" draw:text-style-name="P2" draw:layer="layout" svg:width="2.8cm" svg:height="2.9cm" svg:x="19.2cm" svg:y="9.8cm">
          <text:p text:style-name="P1"><text:span text:style-name="T1">CMD</text:span><text:span text:style-name="T1"><text:line-break/></text:span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3cm" svg:x="13cm" svg:y="6.2cm">
          <text:p text:style-name="P1"><text:span text:style-name="T1">LCD</text:span><text:span text:style-name="T1"><text:line-break/></text:span><text:span text:style-name="T1">INI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cm" svg:height="2.2cm" svg:x="19.2cm" svg:y="15.8cm">
          <text:p text:style-name="P1"><text:span text:style-name="T1">BUSY_FLAG</text:span><text:span text:style-name="T1"><text:line-break/></text:span><text:span text:style-name="T1">POL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3cm" svg:x="13cm" svg:y="11.4cm">
          <text:p text:style-name="P1"><text:span text:style-name="T1">CGRAM</text:span><text:span text:style-name="T1"><text:line-break/></text:span><text:span text:style-name="T1">WRI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3cm" svg:x="7cm" svg:y="9.3cm">
          <text:p text:style-name="P1"><text:span text:style-name="T1">MAIN_FSM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8cm" svg:height="3.284cm" svg:x="7.5cm" svg:y="2.5cm">
          <draw:text-box>
            <text:p>One Command perform at a time</text:p>
          </draw:text-box>
        </draw:frame>
        <draw:line draw:style-name="gr4" draw:text-style-name="P5" draw:layer="layout" svg:x1="9.7cm" svg:y1="7.1cm" svg:x2="12.9cm" svg:y2="7.1cm">
          <text:p text:style-name="P3"><text:span text:style-name="T3">init_en</text:span></text:p>
        </draw:line>
        <draw:line draw:style-name="gr4" draw:text-style-name="P5" draw:layer="layout" svg:x1="9.7cm" svg:y1="7.754cm" svg:x2="12.9cm" svg:y2="7.754cm">
          <text:p text:style-name="P3"><text:span text:style-name="T3">start_init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9:37:49.499947977</meta:creation-date>
    <dc:date>2022-12-02T18:20:27.509740239</dc:date>
    <meta:editing-duration>PT3H41M6S</meta:editing-duration>
    <meta:editing-cycles>6</meta:editing-cycles>
    <meta:generator>LibreOffice/6.4.7.2$Linux_X86_64 LibreOffice_project/40$Build-2</meta:generator>
    <meta:document-statistic meta:object-count="15"/>
  </office:meta>
</office:document-meta>
</file>